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number-columns-repeated="3" table:default-cell-style-name="Default"/>
        <table:table-row table:style-name="ro1">
          <table:table-cell office:value-type="string">
            <text:p><text:a xlink:href="python://screen_title">screen_title</text:a>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4">
            <text:p><text:a xlink:href="python://for each=&quot;name in screen_fields&quot;">for each="name in screen_fields"</text:a></text:p>
          </table:table-cell>
          <table:table-cell table:style-name="ce1" office:value-type="string">
            <text:p><text:a xlink:href="python://get_label(screen_model, name)">get_label(screen_model, name)</text:a></text:p>
          </table:table-cell>
          <table:table-cell office:value-type="string" table:number-columns-spanned="1" table:number-rows-spanned="4">
            <text:p><text:a xlink:href="python:///for">/for</text:a></text:p>
          </table:table-cell>
        </table:table-row>
        <table:table-row table:style-name="ro1">
          <table:covered-table-cell/>
          <table:table-cell office:value-type="string">
            <text:p><text:a xlink:href="python://for each=&quot;r in screen_rows&quot;">for each="r in screen_rows"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get_name(r[name])) or (screen_fields_type[name] in ('many2many', 'one2many') and '( '+str(len(r[name]))+' )')">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get_name(r[name])) or (screen_fields_type[name] in ('many2many', 'one2many') and '( '+str(len(r[name]))+' )')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/for">/for</text:a>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16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9-13T10:08:02</meta:creation-date>
    <dc:date>2010-09-22T16:43:16</dc:date>
    <meta:editing-duration>PT07H12M09S</meta:editing-duration>
    <meta:editing-cycles>49</meta:editing-cycles>
    <meta:generator>OpenOffice.org/3.0$Linux OpenOffice.org_project/300m15$Build-9379</meta:generator>
    <dc:creator>Ruslans</dc:creator>
    <meta:document-statistic meta:table-count="1" meta:cell-count="7" meta:object-count="0"/>
    <meta:user-defined meta:name="Info 1"/>
    <meta:user-defined meta:name="Info 2"/>
    <meta:user-defined meta:name="Info 3"/>
    <meta:user-defined meta:name="Info 4"/>
  </office:meta>
</office:document-meta>
</file>